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m: Mark</text:p>
      <text:p text:style-name="P1">To: Robin</text:p>
      <text:p text:style-name="P1"/>
      <text:p text:style-name="P1">This document outlines recent updates made to the internal tracking system. I will be releasing a video very soon, I implore everyone to watch it!<text:line-break/><text:line-break/>There have been multiple improvements we’ve made:<text:line-break/><text:line-break/>- Optimised database queries</text:p>
      <text:p text:style-name="P1">- Improved user authentication logging</text:p>
      <text:p text:style-name="P1">- Minor bug fixes across the platform</text:p>
      <text:p text:style-name="P1">- More fixes mentioned but they’d be too long to list</text:p>
      <text:p text:style-name="P1"/>
      <text:p text:style-name="P1">All developers are reminded not to share interal documentation externally. 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" style:font-family-asian="'Noto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9T14:59:44</meta:creation-date>
    <dc:description>Just remember Robin, don't publish this externally!</dc:description>
    <dc:language>en-US</dc:language>
    <dc:date>2026-01-29T15:50:57.170215644</dc:date>
    <meta:editing-cycles>4</meta:editing-cycles>
    <dc:subject>Key Updates</dc:subject>
    <dc:title>Internal Document</dc:title>
    <meta:editing-duration>PT29M54S</meta:editing-duration>
    <meta:generator>LibreOffice/25.8.4.2$Linux_X86_64 LibreOffice_project/580$Build-2</meta:generator>
    <meta:document-statistic meta:table-count="0" meta:image-count="0" meta:object-count="0" meta:page-count="1" meta:paragraph-count="7" meta:word-count="73" meta:character-count="449" meta:non-whitespace-character-count="380"/>
    <meta:user-defined meta:name="Internal username">markwilliams7243</meta:user-defined>
  </office:meta>
</office:document-meta>
</file>